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2750FF19D92E6ED.png" manifest:media-type="image/png"/>
  <manifest:file-entry manifest:full-path="Pictures/100000000000078000000438899D16934543CA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8cm, 20.86cm, 1.839cm, 6.43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ight Senso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t up</text:p>
          </draw:text-box>
        </draw:frame>
        <draw:frame draw:style-name="gr2" draw:text-style-name="P2" draw:layer="layout" svg:width="12.953cm" svg:height="10.667cm" svg:x="3.556cm" svg:y="4.064cm">
          <draw:image xlink:href="Pictures/10000000000007800000043822750FF19D92E6ED.png" xlink:type="simple" xlink:show="embed" xlink:actuate="onLoad" loext:mime-type="image/png">
            <text:p/>
          </draw:image>
        </draw:frame>
        <draw:frame draw:style-name="gr3" draw:text-style-name="P3" draw:layer="layout" svg:width="4.101cm" svg:height="6.65cm" svg:x="18.288cm" svg:y="5.334cm">
          <draw:text-box>
            <text:p>/*</text:p>
            <text:p><text:s/>* CS D10</text:p>
            <text:p><text:s/>* NC D11</text:p>
            <text:p><text:s/>* SDO D12</text:p>
            <text:p><text:s/>* SCK D13</text:p>
            <text:p><text:s/>* GND GND</text:p>
            <text:p><text:s/>* VCC 3.3</text:p>
            <text:p><text:s/>* </text:p>
            <text:p><text:s/>*/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ding from the sensor</text:p>
          </draw:text-box>
        </draw:frame>
        <draw:frame draw:style-name="gr4" draw:text-style-name="P2" draw:layer="layout" svg:width="21.403cm" svg:height="12.039cm" svg:x="4.318cm" svg:y="3.048cm">
          <draw:image xlink:href="Pictures/100000000000078000000438899D16934543CA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5:24:30.090000000</meta:creation-date>
    <dc:date>2019-09-09T19:02:19.433000000</dc:date>
    <meta:editing-duration>PT3H37M51S</meta:editing-duration>
    <meta:editing-cycles>2</meta:editing-cycles>
    <meta:generator>LibreOffice/6.2.3.2$Windows_X86_64 LibreOffice_project/aecc05fe267cc68dde00352a451aa867b3b546ac</meta:generator>
    <meta:document-statistic meta:object-count="34"/>
  </office:meta>
</office:document-meta>
</file>